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03cm" fo:text-align="end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Sortiranje Minimalnim Brojem Inverzija Intervala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Vladimir Arsenijevic 039/17</text:p>
            <text:p text:style-name="P3">Luka Vujcic 063/17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trebno je sortirati dati niz obrtanjem elemenata nekog intervala početnog niza u minimalnom broju koraka.</text:p>
              </text:list-item>
              <text:list-item>
                <text:p>Za rešavanje problema korišćen je genetski algoritam.</text:p>
              </text:list-item>
              <text:list-item>
                <text:p>Npr. imamo niz 5 4 1 2 3</text:p>
              </text:list-item>
            </text:list>
            <text:p>Sortiranje se moze izvršiti u 2 koraka:</text:p>
            <text:p>Invertujemo interval (3,5)→5 4 3 2 1</text:p>
            <text:p>Invertujemo ceo niz → 1 2 3 4 5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Rešavanje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U petlji se pokreću genetski algoritmi.</text:p>
              </text:list-item>
              <text:list-item>
                <text:p>Svaka iteracija predstavlja izvršavanje jednog algoritma u celosti.</text:p>
              </text:list-item>
              <text:list-item>
                <text:p>Rešenje predhodnog algoritma predstavlja ulaz sledeće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Algoritm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Naš algoritam kao ulaz prima niz i kao izlaz vraća neko “rešenje”.</text:p>
              </text:list-item>
              <text:list-item>
                <text:p><text:span text:style-name="T1">“</text:span><text:span text:style-name="T1">Rešenje</text:span>” nije rešenje našeg problema jer vraća nesortiran niz.</text:p>
              </text:list-item>
              <text:list-item>
                <text:p>Jedinka se sastoji od niza inverzija koje treba primeniti na niz.</text:p>
              </text:list-item>
              <text:list-item>
                <text:p>Ne možemo generisati jedinke koje nam vraćaju sortiran niz jer bi nam za to trebalo rešenje problema koji rešavam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vako izvršavanje algoritma sortira niz sve više.</text:p>
              </text:list-item>
              <text:list-item>
                <text:p>Svaki sledeći algoritam dobija jednostavniji niz.</text:p>
              </text:list-item>
              <text:list-item>
                <text:p>Kako znamo da je rešenje dobro?</text:p>
              </text:list-item>
              <text:list-item>
                <text:p>Fitness funkcija zavisi od 2 parametra:</text:p>
              </text:list-item>
              <text:list-item>
                <text:p>Broj tačaka preloma i broja inverzija.</text:p>
              </text:list-item>
              <text:list-item>
                <text:p>Tako pravimo ravnotežu između sortiranosti i broja inverzija.</text:p>
              </text:list-item>
              <text:list-item>
                <text:p>Sortiranost nam je potrebna da bi dobili rešenje, a broj inverzija za njegov kvalit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Sta je tačka preloma?</text:p>
              </text:list-item>
              <text:list-item>
                <text:p>Tačka preloma postoji između 2 uzastopna elementa u nizu ako brojevi na tim pozicijama nisu uzastopni.</text:p>
              </text:list-item>
              <text:list-item>
                <text:p>Npr. u nizu 1 3 2 5 4 postoje 2 tačke preloma:</text:p>
                <text:p>Između 1 i 3 i između 2 i 5.</text:p>
              </text:list-item>
              <text:list-item>
                <text:p>Inverzijama intervala može doći do smanjenja broja tačaka preloma i samim tim se približavamo sortiranom nizu.</text:p>
              </text:list-item>
              <text:list-item>
                <text:p>Inverzijom (2,3) niza gore dobijamo → 1 2 3 5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Zbog specifičnosti algoritma neophodno je korišćenje specifičnih operatora ukrštanja i mutacije.</text:p>
              </text:list-item>
              <text:list-item>
                <text:p>Jedinke mogu imati različitu dužinu hromozoma pa su korišćena 2 operatora ukrštanja.</text:p>
              </text:list-item>
              <text:list-item>
                <text:p>Ukoliko su hromozomi iste dužine korišćeno je obićno ukrštanje sa 2 fiksne tačke.</text:p>
              </text:list-item>
              <text:list-item>
                <text:p>Ukoliko su različitih dužina korišćena je ‘apsorpcija’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Funkcioniše na principu ukrštanja sa 2 fiksne tačke tako da se prva tačka u većem hromozomu odabere nasumično i onda se ceo manji hromozom stavi na pozicije nakon nje.</text:p>
              </text:list-item>
              <text:list-item>
                <text:p text:style-name="P7">Primer: Imamo jedinke (0,1,2,3,4,5)</text:p>
                <text:p text:style-name="P8">i (<text:span text:style-name="T2">1,5,2,1</text:span>) <text:s text:c="23"/></text:p>
                <text:p text:style-name="P9">Operator ukrštanja će dati:</text:p>
              </text:list-item>
              <text:list-item>
                <text:p text:style-name="P9"><text:s/>0 1 5 2 1 i</text:p>
              </text:list-item>
              <text:list-item>
                <text:p text:style-name="P9"><text:s/>1 2 3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stoje 4 operatora mutacije:</text:p>
              </text:list-item>
            </text:list>
            <text:list text:style-name="L5">
              <text:list-item>
                <text:p><text:s/>Uzmemo 2 inverzije (a b) i (c d) iz niza inverzija.Obrišemo b i c i dobijemo novu jedinku.</text:p>
              </text:list-item>
              <text:list-item>
                <text:p><text:s/>Izaberemo 2 inverzije (a b) i (c d) i na pozicije nakon b i pre c umetnemo 2 random broja čime dobijamo dužu jedinku.</text:p>
              </text:list-item>
              <text:list-item>
                <text:p>Izmena nasumičnog gena iz hromozoma.</text:p>
              </text:list-item>
              <text:list-item>
                <text:p text:style-name="P7">Izaberemo 2 pozicije iz niza inverzija i umetnemo random broj na tu poziciju čime dobijamo dužu jedink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Populacij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pulacija je veličine n*log(n),gde je n dužina niza koji se sortira.</text:p>
              </text:list-item>
              <text:list-item>
                <text:p>Inicijalizuje se jedinkama koje imaju hromozome <text:s/>čiji broj inverzija ide od broja tačaka preloma do 3n. Takođe dužina niza koji se invertuje ne može preći 10% dužine niza koji se sortira.</text:p>
              </text:list-item>
              <text:list-item>
                <text:p>Pri generisanju nove populacije koristi se turnirska selekcija i dodatno se bira bolji od roditelja i dete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Rešenje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U prvom izvršavanju algoritma, uradi se najveći deo posla i dobije se skoro ili već sortiran niz.</text:p>
              </text:list-item>
              <text:list-item>
                <text:p>Ostale iteracije su tu da odklone nekoliko tačaka preloma koje su ostale.</text:p>
              </text:list-item>
              <text:list-item>
                <text:p>Tu se pokazalo da algoritam odkloni jednu tačku preloma jednom inverzijom što je optimaln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3:40:16.082372442</meta:creation-date>
    <meta:editing-duration>PT5M14S</meta:editing-duration>
    <meta:editing-cycles>3</meta:editing-cycles>
    <meta:generator>LibreOffice/6.4.6.2$Linux_X86_64 LibreOffice_project/40$Build-2</meta:generator>
    <dc:title>Alizarin</dc:title>
    <dc:date>2020-12-30T12:54:25.158143042</dc:date>
    <meta:document-statistic meta:object-count="81"/>
  </office:meta>
</office:document-meta>
</file>